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abce" officeooo:paragraph-rsid="000eabce"/>
    </style:style>
    <style:style style:name="P2" style:family="paragraph" style:parent-style-name="Standard" style:list-style-name="L1">
      <style:text-properties officeooo:rsid="000eabce" officeooo:paragraph-rsid="000eabce"/>
    </style:style>
    <style:style style:name="P3" style:family="paragraph" style:parent-style-name="Standard" style:list-style-name="L1">
      <style:text-properties officeooo:rsid="000f5f76" officeooo:paragraph-rsid="000f5f76"/>
    </style:style>
    <style:style style:name="P4" style:family="paragraph" style:parent-style-name="Standard" style:list-style-name="L1">
      <style:text-properties officeooo:rsid="000f9e0a" officeooo:paragraph-rsid="000f9e0a"/>
    </style:style>
    <style:style style:name="P5" style:family="paragraph" style:parent-style-name="Standard" style:list-style-name="L1">
      <style:text-properties officeooo:rsid="0011112e" officeooo:paragraph-rsid="0011112e"/>
    </style:style>
    <style:style style:name="P6" style:family="paragraph" style:parent-style-name="Standard" style:list-style-name="L1">
      <style:text-properties fo:color="#ce181e" officeooo:rsid="000eabce" officeooo:paragraph-rsid="000eabce"/>
    </style:style>
    <style:style style:name="P7" style:family="paragraph" style:parent-style-name="Standard" style:list-style-name="L1">
      <style:text-properties fo:color="#ce181e" officeooo:rsid="000f5f76" officeooo:paragraph-rsid="000f5f76"/>
    </style:style>
    <style:style style:name="P8" style:family="paragraph" style:parent-style-name="Standard" style:list-style-name="L1">
      <style:text-properties officeooo:rsid="000f5f76" officeooo:paragraph-rsid="000f5f76" fo:background-color="#fff200"/>
    </style:style>
    <style:style style:name="P9" style:family="paragraph" style:list-style-name="L1">
      <style:text-properties fo:color="#ce181e"/>
    </style:style>
    <style:style style:name="T1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rom call wth James</text:p>
      <text:list xml:id="list1490377506" text:style-name="L1">
        <text:list-item>
          <text:p text:style-name="P2">‘<text:span text:style-name="T1">negative thing’ - too colloquial. Also, it’s self explanitory </text:span></text:p>
          <text:list>
            <text:list-item>
              <text:p text:style-name="P6">This has many potential detrimental somethings for humanity, e.g…</text:p>
            </text:list-item>
          </text:list>
        </text:list-item>
        <text:list-item>
          <text:p text:style-name="P2">don’t overuse ‘i.e.’</text:p>
        </text:list-item>
        <text:list-item>
          <text:p text:style-name="P7">lines 7 &amp; 8 – clunky </text:p>
        </text:list-item>
        <text:list-item>
          <text:p text:style-name="P3">long sentences – bad!</text:p>
        </text:list-item>
        <text:list-item>
          <text:p>True extinction events – they are currently trying to reverse them, look into the revival into the Wooly Mammoth and cite as a notable expection</text:p>
        </text:list-item>
        <text:list-item>
          <text:p text:style-name="P7">Add example of where an animal has been succesfully reintrodued </text:p>
        </text:list-item>
        <text:list-item>
          <text:p text:style-name="P3">Repetition of protected</text:p>
        </text:list-item>
        <text:list-item>
          <text:p text:style-name="P7">i.e. <text:s/>- can be replaced with “for example”, or break into smaller sentences (endemic species sentence). </text:p>
        </text:list-item>
        <text:list-item>
          <text:p text:style-name="P8">Line 22 – try and make a more general point about characteristics that are worth preserving; don’t just jump into phylogenetic diversity </text:p>
        </text:list-item>
        <text:list-item>
          <text:p text:style-name="P3">l<text:span text:style-name="T1">ine 25 – remove is </text:span></text:p>
        </text:list-item>
        <text:list-item>
          <text:p text:style-name="P3">Justify why we need species-wise conservation for fish (and not just ecosystem-wide protection) etc. Don’t just jump staraight into sthe assumption that we need species-level conservation. </text:p>
        </text:list-item>
        <text:list-item>
          <text:p text:style-name="P3">Endangerment, not endangeredness</text:p>
        </text:list-item>
        <text:list-item>
          <text:p text:style-name="P3">Line 31 – introduce what phylogenetic diversity is, and how evolutionary distinctness is related to phylogenetic diverisry. Introduce EDGE metric slowly. </text:p>
        </text:list-item>
        <text:list-item>
          <text:p text:style-name="P3">Evolutionalry distinctness (not evolutionary distinct)</text:p>
        </text:list-item>
        <text:list-item>
          <text:p text:style-name="P3">Figure 1: try and re-make: add in the GE scores (of the pext); combine with a tree to show ED scores. Make more releant to my project</text:p>
        </text:list-item>
        <text:list-item>
          <text:p text:style-name="P4">line 44 – within (not in)</text:p>
        </text:list-item>
        <text:list-item>
          <text:p text:style-name="P4">line 44 – studies don’t “believe” anything. This study AIMs to. </text:p>
        </text:list-item>
        <text:list-item>
          <text:p text:style-name="P4">Instead of talking about the study – keep reiterating what is wrong with the state of the art, then relate to what I’m doing later. </text:p>
        </text:list-item>
        <text:list-item>
          <text:p text:style-name="P4">Line 53 – Actinopterygii are just one class. </text:p>
        </text:list-item>
        <text:list-item>
          <text:p text:style-name="P4">Tablr 58 – include Amphibians </text:p>
        </text:list-item>
        <text:list-item>
          <text:p text:style-name="P4">line 64 - Reword</text:p>
        </text:list-item>
        <text:list-item>
          <text:p text:style-name="P4">line 67 – change ‘merciless’ to studies</text:p>
        </text:list-item>
        <text:list-item>
          <text:p text:style-name="P4">line 70 – remove second ‘and’; remove ‘harvesting’</text:p>
        </text:list-item>
        <text:list-item>
          <text:p text:style-name="P4">Figure 2 (catch) – change line to show aquaculture &amp; wild-caught fish (to see differences over time) </text:p>
        </text:list-item>
        <text:list-item>
          <text:p text:style-name="P5">line 91 – one “such” form of protection </text:p>
        </text:list-item>
        <text:list-item>
          <text:p text:style-name="P5">line 96 <text:s/>- change “diverse” to “many”</text:p>
        </text:list-item>
        <text:list-item>
          <text:p text:style-name="P5">line 106 onwards – sentence too long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27:48.995333115</meta:creation-date>
    <dc:date>2020-04-15T16:42:02.196592956</dc:date>
    <meta:editing-duration>PT2H18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324" meta:character-count="1913" meta:non-whitespace-character-count="1613"/>
  </office:meta>
</office:document-meta>
</file>